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Property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setNumberValue( Number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Lo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recoverRunningVersion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setRunningVersion( boolean running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Property.LongProperty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Property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setNumberValu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